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ustom-themes"/>Custom themes</text:h>
      <text:p text:style-name="Text_20_body">A guide to creating and distributing custom themes.</text:p>
      <text:p text:style-name="Horizontal_20_Line"/>
      <text:p text:style-name="Text_20_body">Note</text:p>
      <text:p text:style-name="Text_20_body">If you are looking for third party themes, they are listed in the MkDocs <text:a xlink:type="simple" xlink:href="https://github.com/mkdocs/mkdocs/wiki/MkDocs-Themes" text:style-name="Internet_20_link" text:visited-style-name="Visited_20_Internet_20_Link">community wiki</text:a>. If you want to share a theme you create, you should list it on the Wiki.</text:p>
      <text:p text:style-name="Text_20_body">When creating a new theme, you can either follow the steps in this guide to create one from scratch or you can download the <text:span text:style-name="Source_20_Text">mkdocs-basic-theme</text:span> as a basic, yet complete, theme with all the boilerplate required. <text:span text:style-name="Strong_20_Emphasis">You can find this base theme on </text:span><text:a xlink:type="simple" xlink:href="https://github.com/mkdocs/mkdocs-basic-theme" text:style-name="Internet_20_link" text:visited-style-name="Visited_20_Internet_20_Link"><text:span text:style-name="Strong_20_Emphasis">GitHub</text:span></text:a>. It contains detailed comments in the code to describe the different features and their usage.</text:p>
      <text:h text:style-name="Heading_20_2" text:outline-level="2"><text:bookmark text:name="creating-a-custom-theme"/>Creating a custom theme</text:h>
      <text:p text:style-name="Text_20_body">The bare minimum required for a custom theme is a <text:span text:style-name="Source_20_Text">main.html</text:span> <text:a xlink:type="simple" xlink:href="http://jinja.pocoo.org/docs/dev/" text:style-name="Internet_20_link" text:visited-style-name="Visited_20_Internet_20_Link">Jinja2 template</text:a> file which is placed in a directory that is <text:span text:style-name="Emphasis">not</text:span> a child of the <text:a xlink:type="simple" xlink:href="https://www.mkdocs.org/user-guide/configuration/#docs_dir" text:style-name="Internet_20_link" text:visited-style-name="Visited_20_Internet_20_Link">docs_dir</text:a>. Within <text:span text:style-name="Source_20_Text">mkdocs.yml</text:span>, set the theme.<text:a xlink:type="simple" xlink:href="https://www.mkdocs.org/user-guide/configuration/#custom_dir" text:style-name="Internet_20_link" text:visited-style-name="Visited_20_Internet_20_Link">custom_dir</text:a> option to the path of the directory containing <text:span text:style-name="Source_20_Text">main.html</text:span>. The path should be relative to the configuration file. For example, given this example project layout:</text:p>
      <text:p text:style-name="Preformatted_20_Text"><text:span text:style-name="Source_20_Text">mkdocs.yml</text:span></text:p>
      <text:p text:style-name="Preformatted_20_Text"><text:span text:style-name="Source_20_Text">docs/</text:span></text:p>
      <text:p text:style-name="Preformatted_20_Text"><text:span text:style-name="Source_20_Text"><text:s text:c="4"/>index.md</text:span></text:p>
      <text:p text:style-name="Preformatted_20_Text"><text:span text:style-name="Source_20_Text"><text:s text:c="4"/>about.md</text:span></text:p>
      <text:p text:style-name="Preformatted_20_Text"><text:span text:style-name="Source_20_Text">custom_theme/</text:span></text:p>
      <text:p text:style-name="Preformatted_20_Text"><text:span text:style-name="Source_20_Text"><text:s text:c="4"/>main.html</text:span></text:p>
      <text:p text:style-name="P1"><text:span text:style-name="Source_20_Text"><text:s text:c="4"/>...</text:span></text:p>
      <text:p text:style-name="Text_20_body">... you would include the following settings in <text:span text:style-name="Source_20_Text">mkdocs.yml</text:span> to use the custom theme directory:</text:p>
      <text:p text:style-name="Preformatted_20_Text"><text:span text:style-name="Source_20_Text">theme:</text:span></text:p>
      <text:p text:style-name="Preformatted_20_Text"><text:span text:style-name="Source_20_Text"><text:s text:c="4"/>name: null</text:span></text:p>
      <text:p text:style-name="P1"><text:span text:style-name="Source_20_Text"><text:s text:c="4"/>custom_dir: 'custom_theme/'</text:span></text:p>
      <text:p text:style-name="Text_20_body">Note</text:p>
      <text:p text:style-name="Text_20_body">Generally, when building your own custom theme, the theme.<text:a xlink:type="simple" xlink:href="https://www.mkdocs.org/user-guide/configuration/#name" text:style-name="Internet_20_link" text:visited-style-name="Visited_20_Internet_20_Link">name</text:a> configuration setting would be set to <text:span text:style-name="Source_20_Text">null</text:span>. However, if the theme.<text:a xlink:type="simple" xlink:href="https://www.mkdocs.org/user-guide/configuration/#custom_dir" text:style-name="Internet_20_link" text:visited-style-name="Visited_20_Internet_20_Link">custom_dir</text:a> configuration value is used in combination with an existing theme, the theme.<text:a xlink:type="simple" xlink:href="https://www.mkdocs.org/user-guide/configuration/#custom_dir" text:style-name="Internet_20_link" text:visited-style-name="Visited_20_Internet_20_Link">custom_dir</text:a> can be used to replace only specific parts of a built-in theme. For example, with the above layout and if you set <text:span text:style-name="Source_20_Text">name: "mkdocs"</text:span> then the <text:span text:style-name="Source_20_Text">main.html</text:span> file in the theme.<text:a xlink:type="simple" xlink:href="https://www.mkdocs.org/user-guide/configuration/#custom_dir" text:style-name="Internet_20_link" text:visited-style-name="Visited_20_Internet_20_Link">custom_dir</text:a> would replace the file of the same name in the <text:span text:style-name="Source_20_Text">mkdocs</text:span> theme but otherwise the <text:span text:style-name="Source_20_Text">mkdocs</text:span> theme would remain unchanged. This is useful if you want to make small adjustments to an existing theme.</text:p>
      <text:p text:style-name="Text_20_body">For more specific information, see <text:a xlink:type="simple" xlink:href="https://www.mkdocs.org/user-guide/styling-your-docs/#using-the-theme-custom_dir" text:style-name="Internet_20_link" text:visited-style-name="Visited_20_Internet_20_Link">styling your docs</text:a>.</text:p>
      <text:p text:style-name="Text_20_body">Warning</text:p>
      <text:p text:style-name="Text_20_body">A theme's <text:a xlink:type="simple" xlink:href="https://www.mkdocs.org/user-guide/custom-themes/#theme-configuration" text:style-name="Internet_20_link" text:visited-style-name="Visited_20_Internet_20_Link">configuration</text:a> defined in a <text:span text:style-name="Source_20_Text">mkdocs_theme.yml</text:span> file is not loaded from <text:span text:style-name="Source_20_Text">theme.custom_dir</text:span>. When an entire theme exists in <text:span text:style-name="Source_20_Text">theme.custom_dir</text:span> and <text:soft-page-break/><text:span text:style-name="Source_20_Text">theme.name</text:span> is set to <text:span text:style-name="Source_20_Text">null</text:span>, then the entire theme configuration must be defined in the <text:a xlink:type="simple" xlink:href="https://www.mkdocs.org/user-guide/configuration/#theme" text:style-name="Internet_20_link" text:visited-style-name="Visited_20_Internet_20_Link">theme</text:a> configuration option in the <text:span text:style-name="Source_20_Text">mkdocs.yml</text:span> file.</text:p>
      <text:p text:style-name="Text_20_body">However, when a theme is <text:a xlink:type="simple" xlink:href="https://www.mkdocs.org/user-guide/custom-themes/#packaging-themes" text:style-name="Internet_20_link" text:visited-style-name="Visited_20_Internet_20_Link">packaged</text:a> up for distribution, and loaded using the <text:span text:style-name="Source_20_Text">theme.name</text:span> configuration option, then a <text:span text:style-name="Source_20_Text">mkdocs_theme.yml</text:span> file is required for the theme.</text:p>
      <text:h text:style-name="Heading_20_2" text:outline-level="2"><text:bookmark text:name="basic-theme"/>Basic theme</text:h>
      <text:p text:style-name="Text_20_body">The simplest <text:span text:style-name="Source_20_Text">main.html</text:span> file is the following:</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 if page.title %}{{ page.title }} - {% endif %}{{ config.site_name }}&lt;/tit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 page.content }}</text:span></text:p>
      <text:p text:style-name="Preformatted_20_Text"><text:span text:style-name="Source_20_Text"><text:s text:c="2"/>&lt;/body&gt;</text:span></text:p>
      <text:p text:style-name="P1"><text:span text:style-name="Source_20_Text">&lt;/html&gt;</text:span></text:p>
      <text:p text:style-name="Text_20_body">The body content from each page specified in <text:span text:style-name="Source_20_Text">mkdocs.yml</text:span> is inserted using the <text:span text:style-name="Source_20_Text">{{ page.content }}</text:span> tag. Style-sheets and scripts can be brought into this theme as with a normal HTML file. Navbars and tables of contents can also be generated and included automatically, through the <text:span text:style-name="Source_20_Text">nav</text:span> and <text:span text:style-name="Source_20_Text">toc</text:span> objects, respectively. If you wish to write your own theme, it is recommended to start with one of the <text:a xlink:type="simple" xlink:href="https://github.com/mkdocs/mkdocs/tree/master/mkdocs/themes" text:style-name="Internet_20_link" text:visited-style-name="Visited_20_Internet_20_Link">built-in themes</text:a> and modify it accordingly.</text:p>
      <text:p text:style-name="Text_20_body">Note</text:p>
      <text:p text:style-name="Text_20_body">As MkDocs uses <text:a xlink:type="simple" xlink:href="http://jinja.pocoo.org/" text:style-name="Internet_20_link" text:visited-style-name="Visited_20_Internet_20_Link">Jinja</text:a> as its template engine, you have access to all the power of Jinja, including <text:a xlink:type="simple" xlink:href="http://jinja.pocoo.org/docs/dev/templates/#template-inheritance" text:style-name="Internet_20_link" text:visited-style-name="Visited_20_Internet_20_Link">template inheritance</text:a>. You may notice that the themes included with MkDocs make extensive use of template inheritance and blocks, allowing users to easily override small bits and pieces of the templates from the theme <text:a xlink:type="simple" xlink:href="https://www.mkdocs.org/user-guide/configuration/#custom_dir" text:style-name="Internet_20_link" text:visited-style-name="Visited_20_Internet_20_Link">custom_dir</text:a>. Therefore, the built-in themes are implemented in a <text:span text:style-name="Source_20_Text">base.html</text:span> file, which <text:span text:style-name="Source_20_Text">main.html</text:span> extends. Although not required, third party template authors are encouraged to follow a similar pattern and may want to define the same <text:a xlink:type="simple" xlink:href="https://www.mkdocs.org/user-guide/styling-your-docs/#overriding-template-blocks" text:style-name="Internet_20_link" text:visited-style-name="Visited_20_Internet_20_Link">blocks</text:a> as are used in the built-in themes for consistency.</text:p>
      <text:h text:style-name="Heading_20_2" text:outline-level="2"><text:bookmark text:name="theme-files"/>Theme Files</text:h>
      <text:p text:style-name="Text_20_body">There are various files which a theme treats special in some way. Any other files are simply copied from the theme directory to the same path in the <text:span text:style-name="Source_20_Text">site_dir</text:span> when the site it built. For example image and CSS files have no special significance and are copied as-is. Note, however, that if the user provides a file with the same path in their <text:span text:style-name="Source_20_Text">docs_dir</text:span>, then the user's file will replace the theme file.</text:p>
      <text:h text:style-name="Heading_20_3" text:outline-level="3"><text:bookmark text:name="template-files"/>Template Files</text:h>
      <text:p text:style-name="Text_20_body">Any files with the <text:span text:style-name="Source_20_Text">.html</text:span> extension are considered to be template files and are not copied from the theme directory or any subdirectories. Also, any files listed in <text:a xlink:type="simple" xlink:href="https://www.mkdocs.org/user-guide/custom-themes/#static_templates" text:style-name="Internet_20_link" text:visited-style-name="Visited_20_Internet_20_Link">static_templates</text:a> are treated as templates regardless of their file extension.</text:p>
      <text:h text:style-name="Heading_20_3" text:outline-level="3"><text:bookmark text:name="theme-meta-files"/><text:soft-page-break/>Theme Meta Files</text:h>
      <text:p text:style-name="Text_20_body">The various files required for packaging a theme are also ignored. Specifically, the <text:span text:style-name="Source_20_Text">mkdocs_theme.yml</text:span> configuration file and any Python files.</text:p>
      <text:h text:style-name="Heading_20_3" text:outline-level="3"><text:bookmark text:name="dot-files"/>Dot Files</text:h>
      <text:p text:style-name="Text_20_body">Theme authors can explicitly force MkDocs to ignore files by starting a file or directory name with a dot. Any of the following files would be ignored:</text:p>
      <text:p text:style-name="Preformatted_20_Text"><text:span text:style-name="Source_20_Text">.ignored.txt</text:span></text:p>
      <text:p text:style-name="Preformatted_20_Text"><text:span text:style-name="Source_20_Text">.ignored/file.txt</text:span></text:p>
      <text:p text:style-name="Preformatted_20_Text"><text:span text:style-name="Source_20_Text">foo/.ignored.txt</text:span></text:p>
      <text:p text:style-name="P1"><text:span text:style-name="Source_20_Text">foo/.ignored/file.txt</text:span></text:p>
      <text:h text:style-name="Heading_20_3" text:outline-level="3"><text:bookmark text:name="documentation-files"/>Documentation Files</text:h>
      <text:p text:style-name="Text_20_body">All documentation files are ignored. Specifically, any Markdown files (using any of the file extensions supported by MKDocs). Additionally, any README files which may exist in the theme directories are ignored.</text:p>
      <text:h text:style-name="Heading_20_2" text:outline-level="2"><text:bookmark text:name="template-variables"/>Template Variables</text:h>
      <text:p text:style-name="Text_20_body">Each template in a theme is built with a template context. These are the variables that are available to themes. The context varies depending on the template that is being built. At the moment templates are either built with the global context or with a page specific context. The global context is used for HTML pages that don't represent an individual Markdown document, for example a 404.html page or search.html.</text:p>
      <text:h text:style-name="Heading_20_3" text:outline-level="3"><text:bookmark text:name="global-context"/>Global Context</text:h>
      <text:p text:style-name="Text_20_body">The following variables are available globally on any template.</text:p>
      <text:h text:style-name="Heading_20_4" text:outline-level="4"><text:bookmark text:name="config"/>config</text:h>
      <text:p text:style-name="Text_20_body">The <text:span text:style-name="Source_20_Text">config</text:span> variable is an instance of MkDocs' config object generated from the <text:span text:style-name="Source_20_Text">mkdocs.yml</text:span> config file. While you can use any config option, some commonly used options include:</text:p>
      <text:list xml:id="list134083140" text:style-name="L1">
        <text:list-item>
          <text:p text:style-name="P4"><text:a xlink:type="simple" xlink:href="https://www.mkdocs.org/user-guide/configuration/#site_name" text:style-name="Internet_20_link" text:visited-style-name="Visited_20_Internet_20_Link">config.site_name</text:a> </text:p>
        </text:list-item>
        <text:list-item>
          <text:p text:style-name="P4"><text:a xlink:type="simple" xlink:href="https://www.mkdocs.org/user-guide/configuration/#site_url" text:style-name="Internet_20_link" text:visited-style-name="Visited_20_Internet_20_Link">config.site_url</text:a> </text:p>
        </text:list-item>
        <text:list-item>
          <text:p text:style-name="P4"><text:a xlink:type="simple" xlink:href="https://www.mkdocs.org/user-guide/configuration/#site_author" text:style-name="Internet_20_link" text:visited-style-name="Visited_20_Internet_20_Link">config.site_author</text:a> </text:p>
        </text:list-item>
        <text:list-item>
          <text:p text:style-name="P4"><text:a xlink:type="simple" xlink:href="https://www.mkdocs.org/user-guide/configuration/#site_description" text:style-name="Internet_20_link" text:visited-style-name="Visited_20_Internet_20_Link">config.site_description</text:a> </text:p>
        </text:list-item>
        <text:list-item>
          <text:p text:style-name="P4"><text:a xlink:type="simple" xlink:href="https://www.mkdocs.org/user-guide/configuration/#extra_javascript" text:style-name="Internet_20_link" text:visited-style-name="Visited_20_Internet_20_Link">config.extra_javascript</text:a> </text:p>
        </text:list-item>
        <text:list-item>
          <text:p text:style-name="P4"><text:a xlink:type="simple" xlink:href="https://www.mkdocs.org/user-guide/configuration/#extra_css" text:style-name="Internet_20_link" text:visited-style-name="Visited_20_Internet_20_Link">config.extra_css</text:a> </text:p>
        </text:list-item>
        <text:list-item>
          <text:p text:style-name="P4"><text:a xlink:type="simple" xlink:href="https://www.mkdocs.org/user-guide/configuration/#repo_url" text:style-name="Internet_20_link" text:visited-style-name="Visited_20_Internet_20_Link">config.repo_url</text:a> </text:p>
        </text:list-item>
        <text:list-item>
          <text:p text:style-name="P4"><text:a xlink:type="simple" xlink:href="https://www.mkdocs.org/user-guide/configuration/#repo_name" text:style-name="Internet_20_link" text:visited-style-name="Visited_20_Internet_20_Link">config.repo_name</text:a> </text:p>
        </text:list-item>
        <text:list-item>
          <text:p text:style-name="P4"><text:a xlink:type="simple" xlink:href="https://www.mkdocs.org/user-guide/configuration/#copyright" text:style-name="Internet_20_link" text:visited-style-name="Visited_20_Internet_20_Link">config.copyright</text:a> </text:p>
        </text:list-item>
        <text:list-item>
          <text:p text:style-name="P2"><text:a xlink:type="simple" xlink:href="https://www.mkdocs.org/user-guide/configuration/#google_analytics" text:style-name="Internet_20_link" text:visited-style-name="Visited_20_Internet_20_Link">config.google_analytics</text:a> </text:p>
        </text:list-item>
      </text:list>
      <text:h text:style-name="Heading_20_4" text:outline-level="4"><text:bookmark text:name="nav"/><text:soft-page-break/>nav</text:h>
      <text:p text:style-name="Text_20_body">The <text:span text:style-name="Source_20_Text">nav</text:span> variable is used to create the navigation for the documentation. The <text:span text:style-name="Source_20_Text">nav</text:span> object is an iterable of <text:a xlink:type="simple" xlink:href="https://www.mkdocs.org/user-guide/custom-themes/#navigation-objects" text:style-name="Internet_20_link" text:visited-style-name="Visited_20_Internet_20_Link">navigation objects</text:a> as defined by the <text:a xlink:type="simple" xlink:href="https://www.mkdocs.org/user-guide/configuration/#nav" text:style-name="Internet_20_link" text:visited-style-name="Visited_20_Internet_20_Link">nav</text:a> configuration setting.</text:p>
      <text:p text:style-name="Text_20_body">In addition to the iterable of <text:a xlink:type="simple" xlink:href="https://www.mkdocs.org/user-guide/custom-themes/#navigation-objects" text:style-name="Internet_20_link" text:visited-style-name="Visited_20_Internet_20_Link">navigation objects</text:a>, the <text:span text:style-name="Source_20_Text">nav</text:span> object contains the following attributes:</text:p>
      <text:h text:style-name="Heading_20_5" text:outline-level="5"><text:bookmark text:name="navhomepage"/>nav.homepage</text:h>
      <text:p text:style-name="Text_20_body">The <text:a xlink:type="simple" xlink:href="https://www.mkdocs.org/user-guide/custom-themes/#page" text:style-name="Internet_20_link" text:visited-style-name="Visited_20_Internet_20_Link">page</text:a> object for the homepage of the site.</text:p>
      <text:h text:style-name="Heading_20_5" text:outline-level="5"><text:bookmark text:name="navpages"/>nav.pages</text:h>
      <text:p text:style-name="Text_20_body">A flat list of all <text:a xlink:type="simple" xlink:href="https://www.mkdocs.org/user-guide/custom-themes/#page" text:style-name="Internet_20_link" text:visited-style-name="Visited_20_Internet_20_Link">page</text:a> objects contained in the navigation. This list is not necessarily a complete list of all site pages as it does not contain pages which are not included in the navigation. This list does match the list and order of pages used for all "next page" and "previous page" links. For a list of all pages, use the <text:a xlink:type="simple" xlink:href="https://www.mkdocs.org/user-guide/custom-themes/#pages" text:style-name="Internet_20_link" text:visited-style-name="Visited_20_Internet_20_Link">pages</text:a> template variable.</text:p>
      <text:h text:style-name="Heading_20_5" text:outline-level="5"><text:bookmark text:name="nav-example"/>Nav Example</text:h>
      <text:p text:style-name="Text_20_body">Following is a basic usage example which outputs the first and second level navigation as a nested list.</text:p>
      <text:p text:style-name="Preformatted_20_Text"><text:span text:style-name="Source_20_Text">{% if nav|length&gt;1 %}</text:span></text:p>
      <text:p text:style-name="Preformatted_20_Text"><text:span text:style-name="Source_20_Text"><text:s text:c="4"/>&lt;ul&gt;</text:span></text:p>
      <text:p text:style-name="Preformatted_20_Text"><text:span text:style-name="Source_20_Text"><text:s text:c="4"/>{% for nav_item in nav %}</text:span></text:p>
      <text:p text:style-name="Preformatted_20_Text"><text:span text:style-name="Source_20_Text"><text:s text:c="8"/>{% if nav_item.children %}</text:span></text:p>
      <text:p text:style-name="Preformatted_20_Text"><text:span text:style-name="Source_20_Text"><text:s text:c="12"/>&lt;li&gt;{{ nav_item.title }}</text:span></text:p>
      <text:p text:style-name="Preformatted_20_Text"><text:span text:style-name="Source_20_Text"><text:s text:c="16"/>&lt;ul&gt;</text:span></text:p>
      <text:p text:style-name="Preformatted_20_Text"><text:span text:style-name="Source_20_Text"><text:s text:c="16"/>{% for nav_item in nav_item.children %}</text:span></text:p>
      <text:p text:style-name="Preformatted_20_Text"><text:span text:style-name="Source_20_Text"><text:s text:c="20"/>&lt;li class="{% if nav_item.active%}current{% endif %}"&gt;</text:span></text:p>
      <text:p text:style-name="Preformatted_20_Text"><text:span text:style-name="Source_20_Text"><text:s text:c="24"/>&lt;a href="{{ nav_item.url|url }}"&gt;{{ nav_item.title }}&lt;/a&gt;</text:span></text:p>
      <text:p text:style-name="Preformatted_20_Text"><text:span text:style-name="Source_20_Text"><text:s text:c="20"/>&lt;/li&gt;</text:span></text:p>
      <text:p text:style-name="Preformatted_20_Text"><text:span text:style-name="Source_20_Text"><text:s text:c="16"/>{% endfor %}</text:span></text:p>
      <text:p text:style-name="Preformatted_20_Text"><text:span text:style-name="Source_20_Text"><text:s text:c="16"/>&lt;/ul&gt;</text:span></text:p>
      <text:p text:style-name="Preformatted_20_Text"><text:span text:style-name="Source_20_Text"><text:s text:c="12"/>&lt;/li&gt;</text:span></text:p>
      <text:p text:style-name="Preformatted_20_Text"><text:span text:style-name="Source_20_Text"><text:s text:c="8"/>{% else %}</text:span></text:p>
      <text:p text:style-name="Preformatted_20_Text"><text:span text:style-name="Source_20_Text"><text:s text:c="12"/>&lt;li class="{% if nav_item.active%}current{% endif %}"&gt;</text:span></text:p>
      <text:p text:style-name="Preformatted_20_Text"><text:span text:style-name="Source_20_Text"><text:s text:c="16"/>&lt;a href="{{ nav_item.url|url }}"&gt;{{ nav_item.title }}&lt;/a&gt;</text:span></text:p>
      <text:p text:style-name="Preformatted_20_Text"><text:span text:style-name="Source_20_Text"><text:s text:c="12"/>&lt;/li&gt;</text:span></text:p>
      <text:p text:style-name="Preformatted_20_Text"><text:span text:style-name="Source_20_Text"><text:s text:c="8"/>{% endif %}</text:span></text:p>
      <text:p text:style-name="Preformatted_20_Text"><text:span text:style-name="Source_20_Text"><text:s text:c="4"/>{% endfor %}</text:span></text:p>
      <text:p text:style-name="Preformatted_20_Text"><text:span text:style-name="Source_20_Text"><text:s text:c="4"/>&lt;/ul&gt;</text:span></text:p>
      <text:p text:style-name="P1"><text:span text:style-name="Source_20_Text">{% endif %}</text:span></text:p>
      <text:h text:style-name="Heading_20_4" text:outline-level="4"><text:bookmark text:name="base_url"/>base_url</text:h>
      <text:p text:style-name="Text_20_body">The <text:span text:style-name="Source_20_Text">base_url</text:span> provides a relative path to the root of the MkDocs project. While this can be used directly by prepending it to a local relative URL, it is best to use the <text:a xlink:type="simple" xlink:href="https://www.mkdocs.org/user-guide/custom-themes/#url" text:style-name="Internet_20_link" text:visited-style-name="Visited_20_Internet_20_Link">url</text:a> template filter, which is smarter about how it applies <text:span text:style-name="Source_20_Text">base_url</text:span>.</text:p>
      <text:h text:style-name="Heading_20_4" text:outline-level="4"><text:bookmark text:name="mkdocs_version"/>mkdocs_version</text:h>
      <text:p text:style-name="Text_20_body">Contains the current MkDocs version.</text:p>
      <text:h text:style-name="Heading_20_4" text:outline-level="4"><text:bookmark text:name="build_date_utc"/>build_date_utc</text:h>
      <text:p text:style-name="Text_20_body">A Python datetime object that represents the date and time the documentation was built in UTC. This is useful for showing how recently the documentation was updated.</text:p>
      <text:h text:style-name="Heading_20_4" text:outline-level="4"><text:bookmark text:name="pages"/><text:soft-page-break/>pages</text:h>
      <text:p text:style-name="Text_20_body">A list of <text:a xlink:type="simple" xlink:href="https://www.mkdocs.org/user-guide/custom-themes/#page" text:style-name="Internet_20_link" text:visited-style-name="Visited_20_Internet_20_Link">page</text:a> objects including <text:span text:style-name="Emphasis">all</text:span> pages in the project. The list is a flat list with all pages sorted alphanumerically by directory and file name. Note that index pages sort to the top within a directory. This list can contain pages not included in the global <text:a xlink:type="simple" xlink:href="https://www.mkdocs.org/user-guide/custom-themes/#nav" text:style-name="Internet_20_link" text:visited-style-name="Visited_20_Internet_20_Link">navigation</text:a> and may not match the order of pages within that navigation.</text:p>
      <text:h text:style-name="Heading_20_4" text:outline-level="4"><text:bookmark text:name="page"/>page</text:h>
      <text:p text:style-name="Text_20_body">In templates which are not rendered from a Markdown source file, the <text:span text:style-name="Source_20_Text">page</text:span> variable is <text:span text:style-name="Source_20_Text">None</text:span>. In templates which are rendered from a Markdown source file, the <text:span text:style-name="Source_20_Text">page</text:span> variable contains a <text:span text:style-name="Source_20_Text">page</text:span> object. The same <text:span text:style-name="Source_20_Text">page</text:span> objects are used as <text:span text:style-name="Source_20_Text">page</text:span> <text:a xlink:type="simple" xlink:href="https://www.mkdocs.org/user-guide/custom-themes/#navigation-objects" text:style-name="Internet_20_link" text:visited-style-name="Visited_20_Internet_20_Link">navigation objects</text:a> in the global <text:a xlink:type="simple" xlink:href="https://www.mkdocs.org/user-guide/custom-themes/#nav" text:style-name="Internet_20_link" text:visited-style-name="Visited_20_Internet_20_Link">navigation</text:a> and in the <text:a xlink:type="simple" xlink:href="https://www.mkdocs.org/user-guide/custom-themes/#pages" text:style-name="Internet_20_link" text:visited-style-name="Visited_20_Internet_20_Link">pages</text:a> template variable.</text:p>
      <text:p text:style-name="Text_20_body">All <text:span text:style-name="Source_20_Text">page</text:span> objects contain the following attributes:</text:p>
      <text:h text:style-name="Heading_20_5" text:outline-level="5"><text:bookmark text:name="pagetitle"/>page.title</text:h>
      <text:p text:style-name="Text_20_body">Contains the Title for the current page.</text:p>
      <text:h text:style-name="Heading_20_5" text:outline-level="5"><text:bookmark text:name="pagecontent"/>page.content</text:h>
      <text:p text:style-name="Text_20_body">The rendered Markdown as HTML, this is the contents of the documentation.</text:p>
      <text:h text:style-name="Heading_20_5" text:outline-level="5"><text:bookmark text:name="pagetoc"/>page.toc</text:h>
      <text:p text:style-name="Text_20_body">An iterable object representing the Table of contents for a page. Each item in the <text:span text:style-name="Source_20_Text">toc</text:span> is an <text:span text:style-name="Source_20_Text">AnchorLink</text:span> which contains the following attributes:</text:p>
      <text:list xml:id="list727450370" text:style-name="L2">
        <text:list-item>
          <text:p text:style-name="P5"><text:span text:style-name="Source_20_Text">AnchorLink.title</text:span>: The text of the item. </text:p>
        </text:list-item>
        <text:list-item>
          <text:p text:style-name="P5"><text:span text:style-name="Source_20_Text">AnchorLink.url</text:span>: The hash fragment of a URL pointing to the item. </text:p>
        </text:list-item>
        <text:list-item>
          <text:p text:style-name="P5"><text:span text:style-name="Source_20_Text">AnchorLink.level</text:span>: The zero-based level of the item. </text:p>
        </text:list-item>
        <text:list-item>
          <text:p text:style-name="P3"><text:span text:style-name="Source_20_Text">AnchorLink.children</text:span>: An iterable of any child items. </text:p>
        </text:list-item>
      </text:list>
      <text:p text:style-name="Text_20_body">The following example would display the top two levels of the Table of Contents for a page.</text:p>
      <text:p text:style-name="Preformatted_20_Text"><text:span text:style-name="Source_20_Text">&lt;ul&gt;</text:span></text:p>
      <text:p text:style-name="Preformatted_20_Text"><text:span text:style-name="Source_20_Text">{% for toc_item in page.toc %}</text:span></text:p>
      <text:p text:style-name="Preformatted_20_Text"><text:span text:style-name="Source_20_Text"><text:s text:c="4"/>&lt;li&gt;&lt;a href="{{ toc_item.url }}"&gt;{{ toc_item.title }}&lt;/a&gt;&lt;/li&gt;</text:span></text:p>
      <text:p text:style-name="Preformatted_20_Text"><text:span text:style-name="Source_20_Text"><text:s text:c="4"/>{% for toc_item in toc_item.children %}</text:span></text:p>
      <text:p text:style-name="Preformatted_20_Text"><text:span text:style-name="Source_20_Text"><text:s text:c="8"/>&lt;li&gt;&lt;a href="{{ toc_item.url }}"&gt;{{ toc_item.title }}&lt;/a&gt;&lt;/li&gt;</text:span></text:p>
      <text:p text:style-name="Preformatted_20_Text"><text:span text:style-name="Source_20_Text"><text:s text:c="4"/>{% endfor %}</text:span></text:p>
      <text:p text:style-name="Preformatted_20_Text"><text:span text:style-name="Source_20_Text">{% endfor %}</text:span></text:p>
      <text:p text:style-name="P1"><text:span text:style-name="Source_20_Text">&lt;/ul&gt;</text:span></text:p>
      <text:h text:style-name="Heading_20_5" text:outline-level="5"><text:bookmark text:name="pagemeta"/>page.meta</text:h>
      <text:p text:style-name="Text_20_body">A mapping of the metadata included at the top of the markdown page. In this example we define a <text:span text:style-name="Source_20_Text">source</text:span> property above the page title.</text:p>
      <text:p text:style-name="Preformatted_20_Text"><text:span text:style-name="Source_20_Text">source: generics.py</text:span></text:p>
      <text:p text:style-name="Preformatted_20_Text"><text:span text:style-name="Source_20_Text"><text:s text:c="8"/>mixins.py</text:span></text:p>
      <text:p text:style-name="Preformatted_20_Text"/>
      <text:p text:style-name="Preformatted_20_Text"><text:span text:style-name="Source_20_Text"># Page title</text:span></text:p>
      <text:p text:style-name="Preformatted_20_Text"/>
      <text:p text:style-name="P1"><text:span text:style-name="Source_20_Text">Content...</text:span></text:p>
      <text:p text:style-name="Text_20_body"><text:soft-page-break/>A template can access this metadata for the page with the <text:span text:style-name="Source_20_Text">meta.source</text:span> variable. This could then be used to link to source files related to the documentation page.</text:p>
      <text:p text:style-name="Preformatted_20_Text"><text:span text:style-name="Source_20_Text">{% for filename in page.meta.source %}</text:span></text:p>
      <text:p text:style-name="Preformatted_20_Text"><text:span text:style-name="Source_20_Text"><text:s text:c="2"/>&lt;a class="github" href="https://github.com/.../{{ filename }}"&gt;</text:span></text:p>
      <text:p text:style-name="Preformatted_20_Text"><text:span text:style-name="Source_20_Text"><text:s text:c="4"/>&lt;span class="label label-info"&gt;{{ filename }}&lt;/span&gt;</text:span></text:p>
      <text:p text:style-name="Preformatted_20_Text"><text:span text:style-name="Source_20_Text"><text:s text:c="2"/>&lt;/a&gt;</text:span></text:p>
      <text:p text:style-name="P1"><text:span text:style-name="Source_20_Text">{% endfor %}</text:span></text:p>
      <text:h text:style-name="Heading_20_5" text:outline-level="5"><text:bookmark text:name="pageurl"/>page.url</text:h>
      <text:p text:style-name="Text_20_body">The URL of the page relative to the MkDocs <text:span text:style-name="Source_20_Text">site_dir</text:span>. It is expected that this be used with the <text:a xlink:type="simple" xlink:href="https://www.mkdocs.org/user-guide/custom-themes/#url" text:style-name="Internet_20_link" text:visited-style-name="Visited_20_Internet_20_Link">url</text:a> filter to ensure the URL is relative to the current page.</text:p>
      <text:p text:style-name="P1"><text:span text:style-name="Source_20_Text">&lt;a href="{{ page.url|url }}"&gt;{{ page.title }}&lt;/a&gt;</text:span></text:p>
      <text:h text:style-name="Heading_20_5" text:outline-level="5"><text:bookmark text:name="pageabs_url"/>page.abs_url</text:h>
      <text:p text:style-name="Text_20_body">The absolute URL of the page from the server root as determined by the value assigned to the <text:a xlink:type="simple" xlink:href="https://www.mkdocs.org/user-guide/configuration/#site_url" text:style-name="Internet_20_link" text:visited-style-name="Visited_20_Internet_20_Link">site_url</text:a> configuration setting. The value includes any subdirectory included in the <text:span text:style-name="Source_20_Text">site_url</text:span>, but not the domain. <text:a xlink:type="simple" xlink:href="https://www.mkdocs.org/user-guide/custom-themes/#base_url" text:style-name="Internet_20_link" text:visited-style-name="Visited_20_Internet_20_Link">base_url</text:a> should not be used with this variable.</text:p>
      <text:p text:style-name="Text_20_body">For example, if <text:span text:style-name="Source_20_Text">site_url: https://example.com/</text:span>, then the value of <text:span text:style-name="Source_20_Text">page.abs_url</text:span> for the page <text:span text:style-name="Source_20_Text">foo.md</text:span> would be <text:span text:style-name="Source_20_Text">/foo/</text:span>. However, if <text:span text:style-name="Source_20_Text">site_url: https://example.com/bar/</text:span>, then the value of <text:span text:style-name="Source_20_Text">page.abs_url</text:span> for the page <text:span text:style-name="Source_20_Text">foo.md</text:span> would be <text:span text:style-name="Source_20_Text">/bar/foo/</text:span>.</text:p>
      <text:h text:style-name="Heading_20_5" text:outline-level="5"><text:bookmark text:name="pagecanonical_url"/>page.canonical_url</text:h>
      <text:p text:style-name="Text_20_body">The full, canonical URL to the current page as determined by the value assigned to the <text:a xlink:type="simple" xlink:href="https://www.mkdocs.org/user-guide/configuration/#site_url" text:style-name="Internet_20_link" text:visited-style-name="Visited_20_Internet_20_Link">site_url</text:a> configuration setting. The value includes the domain and any subdirectory included in the <text:span text:style-name="Source_20_Text">site_url</text:span>. <text:a xlink:type="simple" xlink:href="https://www.mkdocs.org/user-guide/custom-themes/#base_url" text:style-name="Internet_20_link" text:visited-style-name="Visited_20_Internet_20_Link">base_url</text:a> should not be used with this variable.</text:p>
      <text:h text:style-name="Heading_20_5" text:outline-level="5"><text:bookmark text:name="pageedit_url"/>page.edit_url</text:h>
      <text:p text:style-name="Text_20_body">The full URL to the source page in the source repository. Typically used to provide a link to edit the source page. <text:a xlink:type="simple" xlink:href="https://www.mkdocs.org/user-guide/custom-themes/#base_url" text:style-name="Internet_20_link" text:visited-style-name="Visited_20_Internet_20_Link">base_url</text:a> should not be used with this variable.</text:p>
      <text:h text:style-name="Heading_20_5" text:outline-level="5"><text:bookmark text:name="pageis_homepage"/>page.is_homepage</text:h>
      <text:p text:style-name="Text_20_body">Evaluates to <text:span text:style-name="Source_20_Text">True</text:span> for the homepage of the site and <text:span text:style-name="Source_20_Text">False</text:span> for all other pages. This can be used in conjunction with other attributes of the <text:span text:style-name="Source_20_Text">page</text:span> object to alter the behavior. For example, to display a different title on the homepage:</text:p>
      <text:p text:style-name="P1"><text:span text:style-name="Source_20_Text">{% if not page.is_homepage %}{{ page.title }} - {% endif %}{{ site_name }}</text:span></text:p>
      <text:h text:style-name="Heading_20_5" text:outline-level="5"><text:bookmark text:name="pageprevious_page"/>page.previous_page</text:h>
      <text:p text:style-name="Text_20_body">The page object for the previous page or <text:span text:style-name="Source_20_Text">None</text:span>. The value will be <text:span text:style-name="Source_20_Text">None</text:span> if the current page is the first item in the site navigation or if the current page is not included in the navigation at all. When the value is a page object, the usage is the same as for <text:span text:style-name="Source_20_Text">page</text:span>.</text:p>
      <text:h text:style-name="Heading_20_5" text:outline-level="5"><text:bookmark text:name="pagenext_page"/><text:soft-page-break/>page.next_page</text:h>
      <text:p text:style-name="Text_20_body">The page object for the next page or <text:span text:style-name="Source_20_Text">None</text:span>. The value will be <text:span text:style-name="Source_20_Text">None</text:span> if the current page is the last item in the site navigation or if the current page is not included in the navigation at all. When the value is a page object, the usage is the same as for <text:span text:style-name="Source_20_Text">page</text:span>.</text:p>
      <text:h text:style-name="Heading_20_5" text:outline-level="5"><text:bookmark text:name="pageparent"/>page.parent</text:h>
      <text:p text:style-name="Text_20_body">The immediate parent of the page in the <text:a xlink:type="simple" xlink:href="https://www.mkdocs.org/user-guide/custom-themes/#nav" text:style-name="Internet_20_link" text:visited-style-name="Visited_20_Internet_20_Link">site navigation</text:a>. <text:span text:style-name="Source_20_Text">None</text:span> if the page is at the top level.</text:p>
      <text:h text:style-name="Heading_20_5" text:outline-level="5"><text:bookmark text:name="pagechildren"/>page.children</text:h>
      <text:p text:style-name="Text_20_body">Pages do not contain children and the attribute is always <text:span text:style-name="Source_20_Text">None</text:span>.</text:p>
      <text:h text:style-name="Heading_20_5" text:outline-level="5"><text:bookmark text:name="pageactive"/>page.active</text:h>
      <text:p text:style-name="Text_20_body">When <text:span text:style-name="Source_20_Text">True</text:span>, indicates that this page is the currently viewed page. Defaults to <text:span text:style-name="Source_20_Text">False</text:span>.</text:p>
      <text:h text:style-name="Heading_20_5" text:outline-level="5"><text:bookmark text:name="pageis_section"/>page.is_section</text:h>
      <text:p text:style-name="Text_20_body">Indicates that the navigation object is a "section" object. Always <text:span text:style-name="Source_20_Text">False</text:span> for page objects.</text:p>
      <text:h text:style-name="Heading_20_5" text:outline-level="5"><text:bookmark text:name="pageis_page"/>page.is_page</text:h>
      <text:p text:style-name="Text_20_body">Indicates that the navigation object is a "page" object. Always <text:span text:style-name="Source_20_Text">True</text:span> for page objects.</text:p>
      <text:h text:style-name="Heading_20_5" text:outline-level="5"><text:bookmark text:name="pageis_link"/>page.is_link</text:h>
      <text:p text:style-name="Text_20_body">Indicates that the navigation object is a "link" object. Always <text:span text:style-name="Source_20_Text">False</text:span> for page objects.</text:p>
      <text:h text:style-name="Heading_20_3" text:outline-level="3"><text:bookmark text:name="navigation-objects"/>Navigation Objects</text:h>
      <text:p text:style-name="Text_20_body">Navigation objects contained in the <text:a xlink:type="simple" xlink:href="https://www.mkdocs.org/user-guide/custom-themes/#nav" text:style-name="Internet_20_link" text:visited-style-name="Visited_20_Internet_20_Link">nav</text:a> template variable may be one of <text:a xlink:type="simple" xlink:href="https://www.mkdocs.org/user-guide/custom-themes/#section" text:style-name="Internet_20_link" text:visited-style-name="Visited_20_Internet_20_Link">section</text:a> objects, <text:a xlink:type="simple" xlink:href="https://www.mkdocs.org/user-guide/custom-themes/#page" text:style-name="Internet_20_link" text:visited-style-name="Visited_20_Internet_20_Link">page</text:a> objects, and <text:a xlink:type="simple" xlink:href="https://www.mkdocs.org/user-guide/custom-themes/#link" text:style-name="Internet_20_link" text:visited-style-name="Visited_20_Internet_20_Link">link</text:a> objects. While section objects may contain nested navigation objects, pages and links do not.</text:p>
      <text:p text:style-name="Text_20_body">Page objects are the full page object as used for the current <text:a xlink:type="simple" xlink:href="https://www.mkdocs.org/user-guide/custom-themes/#page" text:style-name="Internet_20_link" text:visited-style-name="Visited_20_Internet_20_Link">page</text:a> with all of the same attributes available. Section and Link objects contain a subset of those attributes as defined below:</text:p>
      <text:h text:style-name="Heading_20_4" text:outline-level="4"><text:bookmark text:name="section"/>Section</text:h>
      <text:p text:style-name="Text_20_body">A <text:span text:style-name="Source_20_Text">section</text:span> navigation object defines a named section in the navigation and contains a list of child navigation objects. Note that sections do not contain URLs and are not links of any kind. However, by default, MkDocs sorts index pages to the top and the first child might be used as the URL for a section if a theme choses to do so.</text:p>
      <text:p text:style-name="Text_20_body">The following attributes are available on <text:span text:style-name="Source_20_Text">section</text:span> objects:</text:p>
      <text:h text:style-name="Heading_20_5" text:outline-level="5"><text:bookmark text:name="sectiontitle"/>section.title</text:h>
      <text:p text:style-name="Text_20_body">The title of the section.</text:p>
      <text:h text:style-name="Heading_20_5" text:outline-level="5"><text:bookmark text:name="sectionparent"/>section.parent</text:h>
      <text:p text:style-name="Text_20_body">The immediate parent of the section or <text:span text:style-name="Source_20_Text">None</text:span> if the section is at the top level.</text:p>
      <text:h text:style-name="Heading_20_5" text:outline-level="5"><text:bookmark text:name="sectionchildren"/>section.children</text:h>
      <text:p text:style-name="Text_20_body">An iterable of all child navigation objects. Children may include nested sections, pages and links.</text:p>
      <text:h text:style-name="Heading_20_5" text:outline-level="5"><text:bookmark text:name="sectionactive"/><text:soft-page-break/>section.active</text:h>
      <text:p text:style-name="Text_20_body">When <text:span text:style-name="Source_20_Text">True</text:span>, indicates that a child page of this section is the current page and can be used to highlight the section as the currently viewed section. Defaults to <text:span text:style-name="Source_20_Text">False</text:span>.</text:p>
      <text:h text:style-name="Heading_20_5" text:outline-level="5"><text:bookmark text:name="sectionis_section"/>section.is_section</text:h>
      <text:p text:style-name="Text_20_body">Indicates that the navigation object is a "section" object. Always <text:span text:style-name="Source_20_Text">True</text:span> for section objects.</text:p>
      <text:h text:style-name="Heading_20_5" text:outline-level="5"><text:bookmark text:name="sectionis_page"/>section.is_page</text:h>
      <text:p text:style-name="Text_20_body">Indicates that the navigation object is a "page" object. Always <text:span text:style-name="Source_20_Text">False</text:span> for section objects.</text:p>
      <text:h text:style-name="Heading_20_5" text:outline-level="5"><text:bookmark text:name="sectionis_link"/>section.is_link</text:h>
      <text:p text:style-name="Text_20_body">Indicates that the navigation object is a "link" object. Always <text:span text:style-name="Source_20_Text">False</text:span> for section objects.</text:p>
      <text:h text:style-name="Heading_20_4" text:outline-level="4"><text:bookmark text:name="link"/>Link</text:h>
      <text:p text:style-name="Text_20_body">A <text:span text:style-name="Source_20_Text">link</text:span> navigation object contains a link which does not point to an internal MkDocs page. The following attributes are available on <text:span text:style-name="Source_20_Text">link</text:span> objects:</text:p>
      <text:h text:style-name="Heading_20_5" text:outline-level="5"><text:bookmark text:name="linktitle"/>link.title</text:h>
      <text:p text:style-name="Text_20_body">The title of the link. This would generally be used as the label of the link.</text:p>
      <text:h text:style-name="Heading_20_5" text:outline-level="5"><text:bookmark text:name="linkurl"/>link.url</text:h>
      <text:p text:style-name="Text_20_body">The URL that the link points to. The URL should always be an absolute URLs and should not need to have <text:span text:style-name="Source_20_Text">base_url</text:span> prepened.</text:p>
      <text:h text:style-name="Heading_20_5" text:outline-level="5"><text:bookmark text:name="linkparent"/>link.parent</text:h>
      <text:p text:style-name="Text_20_body">The immediate parent of the link. <text:span text:style-name="Source_20_Text">None</text:span> if the link is at the top level.</text:p>
      <text:h text:style-name="Heading_20_5" text:outline-level="5"><text:bookmark text:name="linkchildren"/>link.children</text:h>
      <text:p text:style-name="Text_20_body">Links do not contain children and the attribute is always <text:span text:style-name="Source_20_Text">None</text:span>.</text:p>
      <text:h text:style-name="Heading_20_5" text:outline-level="5"><text:bookmark text:name="linkactive"/>link.active</text:h>
      <text:p text:style-name="Text_20_body">External links cannot be "active" and the attribute is always <text:span text:style-name="Source_20_Text">False</text:span>.</text:p>
      <text:h text:style-name="Heading_20_5" text:outline-level="5"><text:bookmark text:name="linkis_section"/>link.is_section</text:h>
      <text:p text:style-name="Text_20_body">Indicates that the navigation object is a "section" object. Always <text:span text:style-name="Source_20_Text">False</text:span> for link objects.</text:p>
      <text:h text:style-name="Heading_20_5" text:outline-level="5"><text:bookmark text:name="linkis_page"/>link.is_page</text:h>
      <text:p text:style-name="Text_20_body">Indicates that the navigation object is a "page" object. Always <text:span text:style-name="Source_20_Text">False</text:span> for link objects.</text:p>
      <text:h text:style-name="Heading_20_5" text:outline-level="5"><text:bookmark text:name="linkis_link"/>link.is_link</text:h>
      <text:p text:style-name="Text_20_body">Indicates that the navigation object is a "link" object. Always <text:span text:style-name="Source_20_Text">True</text:span> for link objects.</text:p>
      <text:h text:style-name="Heading_20_3" text:outline-level="3"><text:bookmark text:name="extra-context"/>Extra Context</text:h>
      <text:p text:style-name="Text_20_body">Additional variables can be passed to the template with the <text:a xlink:type="simple" xlink:href="https://www.mkdocs.org/user-guide/configuration.md#extra" text:style-name="Internet_20_link" text:visited-style-name="Visited_20_Internet_20_Link"><text:span text:style-name="Source_20_Text">extra</text:span></text:a> configuration option. This is a set of key value pairs that can make custom templates far more flexible.</text:p>
      <text:p text:style-name="Text_20_body">For example, this could be used to include the project version of all pages and a list of links related to the project. This can be achieved with the following <text:span text:style-name="Source_20_Text">extra</text:span> configuration:</text:p>
      <text:p text:style-name="Preformatted_20_Text"><text:soft-page-break/><text:span text:style-name="Source_20_Text">extra:</text:span></text:p>
      <text:p text:style-name="Preformatted_20_Text"><text:span text:style-name="Source_20_Text"><text:s text:c="4"/>version: 0.13.0</text:span></text:p>
      <text:p text:style-name="Preformatted_20_Text"><text:span text:style-name="Source_20_Text"><text:s text:c="4"/>links:</text:span></text:p>
      <text:p text:style-name="Preformatted_20_Text"><text:span text:style-name="Source_20_Text"><text:s text:c="8"/>- https://github.com/mkdocs</text:span></text:p>
      <text:p text:style-name="Preformatted_20_Text"><text:span text:style-name="Source_20_Text"><text:s text:c="8"/>- https://docs.readthedocs.org/en/latest/builds.html#mkdocs</text:span></text:p>
      <text:p text:style-name="P1"><text:span text:style-name="Source_20_Text"><text:s text:c="8"/>- https://www.mkdocs.org/</text:span></text:p>
      <text:p text:style-name="Text_20_body">And then displayed with this HTML in the custom theme.</text:p>
      <text:p text:style-name="Preformatted_20_Text"><text:span text:style-name="Source_20_Text">{{ config.extra.version }}</text:span></text:p>
      <text:p text:style-name="Preformatted_20_Text"/>
      <text:p text:style-name="Preformatted_20_Text"><text:span text:style-name="Source_20_Text">{% if config.extra.links %}</text:span></text:p>
      <text:p text:style-name="Preformatted_20_Text"><text:span text:style-name="Source_20_Text"><text:s text:c="2"/>&lt;ul&gt;</text:span></text:p>
      <text:p text:style-name="Preformatted_20_Text"><text:span text:style-name="Source_20_Text"><text:s text:c="2"/>{% for link in config.extra.links %}</text:span></text:p>
      <text:p text:style-name="Preformatted_20_Text"><text:span text:style-name="Source_20_Text"><text:s text:c="6"/>&lt;li&gt;{{ link }}&lt;/li&gt;</text:span></text:p>
      <text:p text:style-name="Preformatted_20_Text"><text:span text:style-name="Source_20_Text"><text:s text:c="2"/>{% endfor %}</text:span></text:p>
      <text:p text:style-name="Preformatted_20_Text"><text:span text:style-name="Source_20_Text"><text:s text:c="2"/>&lt;/ul&gt;</text:span></text:p>
      <text:p text:style-name="P1"><text:span text:style-name="Source_20_Text">{% endif %}</text:span></text:p>
      <text:h text:style-name="Heading_20_2" text:outline-level="2"><text:bookmark text:name="template-filters"/>Template Filters</text:h>
      <text:p text:style-name="Text_20_body">In addition to Jinja's default filters, the following custom filters are available to use in MkDocs templates:</text:p>
      <text:h text:style-name="Heading_20_3" text:outline-level="3"><text:bookmark text:name="url"/>url</text:h>
      <text:p text:style-name="Text_20_body">Normalizes a URL. Absolute URLs are passed through unaltered. If the URL is relative and the template context includes a page object, then the URL is returned relative to the page object. Otherwise, the URL is returned with <text:a xlink:type="simple" xlink:href="https://www.mkdocs.org/user-guide/custom-themes/#base_url" text:style-name="Internet_20_link" text:visited-style-name="Visited_20_Internet_20_Link">base_url</text:a> prepended.</text:p>
      <text:p text:style-name="P1"><text:span text:style-name="Source_20_Text">&lt;a href="{{ page.url|url }}"&gt;{{ page.title }}&lt;/a&gt;</text:span></text:p>
      <text:h text:style-name="Heading_20_3" text:outline-level="3"><text:bookmark text:name="tojson"/>tojson</text:h>
      <text:p text:style-name="Text_20_body">Safety convert a Python object to a value in a JavaScript script.</text:p>
      <text:p text:style-name="Preformatted_20_Text"><text:span text:style-name="Source_20_Text">&lt;script&gt;</text:span></text:p>
      <text:p text:style-name="Preformatted_20_Text"><text:span text:style-name="Source_20_Text"><text:s text:c="4"/>var mkdocs_page_name = {{ page.title|tojson|safe }};</text:span></text:p>
      <text:p text:style-name="P1"><text:span text:style-name="Source_20_Text">&lt;/script&gt;</text:span></text:p>
      <text:h text:style-name="Heading_20_2" text:outline-level="2"><text:bookmark text:name="search-and-themes"/>Search and themes</text:h>
      <text:p text:style-name="Text_20_body">As of MkDocs version <text:span text:style-name="Emphasis">0.17</text:span> client side search support has been added to MkDocs via the <text:span text:style-name="Source_20_Text">search</text:span> plugin. A theme needs to provide a few things for the plugin to work with the theme.</text:p>
      <text:p text:style-name="Text_20_body">While the <text:span text:style-name="Source_20_Text">search</text:span> plugin is activated by default, users can disable the plugin and themes should account for this. It is recommended that theme templates wrap search specific markup with a check for the plugin:</text:p>
      <text:p text:style-name="Preformatted_20_Text"><text:span text:style-name="Source_20_Text">{% if 'search' in config['plugins'] %}</text:span></text:p>
      <text:p text:style-name="Preformatted_20_Text"><text:span text:style-name="Source_20_Text"><text:s text:c="4"/>search stuff here...</text:span></text:p>
      <text:p text:style-name="P1"><text:span text:style-name="Source_20_Text">{% endif %}</text:span></text:p>
      <text:p text:style-name="Text_20_body">At its most basic functionality, the search plugin will simply provide an index file which is no more than a JSON file containing the content of all pages. The theme would need to implement its own <text:soft-page-break/>search functionality client-side. However, with a few settings and the necessary templates, the plugin can provide a complete functioning client-side search tool based on <text:a xlink:type="simple" xlink:href="https://lunrjs.com/" text:style-name="Internet_20_link" text:visited-style-name="Visited_20_Internet_20_Link">lunr.js</text:a>.</text:p>
      <text:p text:style-name="Text_20_body">The following HTML needs to be added to the theme so that the provided JavaScript is able to properly load the search scripts and make relative links to the search results from the current page.</text:p>
      <text:p text:style-name="P1"><text:span text:style-name="Source_20_Text">&lt;script&gt;var base_url = '{{ base_url }}';&lt;/script&gt;</text:span></text:p>
      <text:p text:style-name="Text_20_body">With properly configured settings, the following HTML in a template will add a full search implementation to your theme.</text:p>
      <text:p text:style-name="Preformatted_20_Text"><text:span text:style-name="Source_20_Text">&lt;h1 id="search"&gt;Search Results&lt;/h1&gt;</text:span></text:p>
      <text:p text:style-name="Preformatted_20_Text"/>
      <text:p text:style-name="Preformatted_20_Text"><text:span text:style-name="Source_20_Text">&lt;form action="search.html"&gt;</text:span></text:p>
      <text:p text:style-name="Preformatted_20_Text"><text:span text:style-name="Source_20_Text"><text:s text:c="2"/>&lt;input name="q" id="mkdocs-search-query" type="text" &gt;</text:span></text:p>
      <text:p text:style-name="Preformatted_20_Text"><text:span text:style-name="Source_20_Text">&lt;/form&gt;</text:span></text:p>
      <text:p text:style-name="Preformatted_20_Text"/>
      <text:p text:style-name="Preformatted_20_Text"><text:span text:style-name="Source_20_Text">&lt;div id="mkdocs-search-results"&gt;</text:span></text:p>
      <text:p text:style-name="Preformatted_20_Text"><text:span text:style-name="Source_20_Text"><text:s text:c="2"/>Sorry, page not found.</text:span></text:p>
      <text:p text:style-name="P1"><text:span text:style-name="Source_20_Text">&lt;/div&gt;</text:span></text:p>
      <text:p text:style-name="Text_20_body">The JavaScript in the plugin works by looking for the specific ID's used in the above HTML. The form input for the user to type the search query must be identified with <text:span text:style-name="Source_20_Text">id="mkdocs-search-query"</text:span> and the div where the results will be placed must be identified with <text:span text:style-name="Source_20_Text">id="mkdocs-search-results"</text:span>.</text:p>
      <text:p text:style-name="Text_20_body">The plugin supports the following options being set in the <text:a xlink:type="simple" xlink:href="https://www.mkdocs.org/user-guide/custom-themes/#theme-configuration" text:style-name="Internet_20_link" text:visited-style-name="Visited_20_Internet_20_Link">theme's configuration file</text:a>, <text:span text:style-name="Source_20_Text">mkdocs_theme.yml</text:span>:</text:p>
      <text:h text:style-name="Heading_20_3" text:outline-level="3"><text:bookmark text:name="include_search_page"/>include_search_page</text:h>
      <text:p text:style-name="Text_20_body">Determines whether the search plugin expects the theme to provide a dedicated search page via a template located at <text:span text:style-name="Source_20_Text">search/search.html</text:span>.</text:p>
      <text:p text:style-name="Text_20_body">When <text:span text:style-name="Source_20_Text">include_search_page</text:span> is set to <text:span text:style-name="Source_20_Text">true</text:span>, the search template will be built and available at <text:span text:style-name="Source_20_Text">search/search.html</text:span>. This method is used by the <text:span text:style-name="Source_20_Text">readthedocs</text:span> theme.</text:p>
      <text:p text:style-name="Text_20_body">When <text:span text:style-name="Source_20_Text">include_search_page</text:span> is set to <text:span text:style-name="Source_20_Text">false</text:span> or not defined, it is expected that the theme provide some other mechanisms for displaying search results. For example, the <text:span text:style-name="Source_20_Text">mkdocs</text:span> theme displays results on any page via a modal.</text:p>
      <text:h text:style-name="Heading_20_3" text:outline-level="3"><text:bookmark text:name="search_index_only"/>search_index_only</text:h>
      <text:p text:style-name="Text_20_body">Determines whether the search plugin should only generate a search index or a complete search solution.</text:p>
      <text:p text:style-name="Text_20_body">When <text:span text:style-name="Source_20_Text">search_index_only</text:span> is set to <text:span text:style-name="Source_20_Text">false</text:span>, then the search plugin modifies the Jinja environment by adding its own <text:span text:style-name="Source_20_Text">templates</text:span> directory (with a lower precedence than the theme) and adds its scripts to the <text:span text:style-name="Source_20_Text">extra_javascript</text:span> config setting.</text:p>
      <text:p text:style-name="Text_20_body">When <text:span text:style-name="Source_20_Text">search_index_only</text:span> is set to <text:span text:style-name="Source_20_Text">true</text:span> or not defined, the search plugin makes no modifications to the Jinja environment. A complete solution using the provided index file is the responsibility of the theme.</text:p>
      <text:p text:style-name="Text_20_body"><text:soft-page-break/>The search index is written to a JSON file at <text:span text:style-name="Source_20_Text">search/search_index.json</text:span> in the <text:a xlink:type="simple" xlink:href="https://www.mkdocs.org/user-guide/configuration/#site_dir" text:style-name="Internet_20_link" text:visited-style-name="Visited_20_Internet_20_Link">site_dir</text:a>. The JSON object contained within the file may contain up to three objects.</text:p>
      <text:p text:style-name="Preformatted_20_Text"><text:span text:style-name="Source_20_Text">{</text:span></text:p>
      <text:p text:style-name="Preformatted_20_Text"><text:span text:style-name="Source_20_Text"><text:s text:c="4"/>config: {...},</text:span></text:p>
      <text:p text:style-name="Preformatted_20_Text"><text:span text:style-name="Source_20_Text"><text:s text:c="4"/>data: [...],</text:span></text:p>
      <text:p text:style-name="Preformatted_20_Text"><text:span text:style-name="Source_20_Text"><text:s text:c="4"/>index: {...}</text:span></text:p>
      <text:p text:style-name="P1"><text:span text:style-name="Source_20_Text">}</text:span></text:p>
      <text:p text:style-name="Text_20_body">If present, the <text:span text:style-name="Source_20_Text">config</text:span> object contains the key/value pairs of config options defined for the plugin in the user's <text:span text:style-name="Source_20_Text">mkdocs.yml</text:span> config file under <text:span text:style-name="Source_20_Text">plugings.search</text:span>. The <text:span text:style-name="Source_20_Text">config</text:span> object was new in MkDocs version <text:span text:style-name="Emphasis">1.0</text:span>.</text:p>
      <text:p text:style-name="Text_20_body">The <text:span text:style-name="Source_20_Text">data</text:span> object contains a list of document objects. Each document object is made up of a <text:span text:style-name="Source_20_Text">location</text:span> (URL), a <text:span text:style-name="Source_20_Text">title</text:span>, and <text:span text:style-name="Source_20_Text">text</text:span> which can be used to create a search index and/or display search results.</text:p>
      <text:p text:style-name="Text_20_body">If present, the <text:span text:style-name="Source_20_Text">index</text:span> object contains a pre-built index which offers performance improvements for larger sites. Note that the pre-built index is only created if the user explicitly enables the <text:a xlink:type="simple" xlink:href="https://www.mkdocs.org/user-guide/configuration/#prebuild_index" text:style-name="Internet_20_link" text:visited-style-name="Visited_20_Internet_20_Link">prebuild_index</text:a> config option. Themes should expect the index to not be present, but can choose to use the index when it is available. The <text:span text:style-name="Source_20_Text">index</text:span> object was new in MkDocs version <text:span text:style-name="Emphasis">1.0</text:span>.</text:p>
      <text:h text:style-name="Heading_20_2" text:outline-level="2"><text:bookmark text:name="packaging-themes"/>Packaging Themes</text:h>
      <text:p text:style-name="Text_20_body">MkDocs makes use of <text:a xlink:type="simple" xlink:href="https://packaging.python.org/en/latest/" text:style-name="Internet_20_link" text:visited-style-name="Visited_20_Internet_20_Link">Python packaging</text:a> to distribute themes. This comes with a few requirements.</text:p>
      <text:p text:style-name="Text_20_body">To see an example of a package containing one theme, see the <text:a xlink:type="simple" xlink:href="https://mkdocs.github.io/mkdocs-bootstrap/" text:style-name="Internet_20_link" text:visited-style-name="Visited_20_Internet_20_Link">MkDocs Bootstrap theme</text:a> and to see a package that contains many themes, see the <text:a xlink:type="simple" xlink:href="https://mkdocs.github.io/mkdocs-bootswatch/" text:style-name="Internet_20_link" text:visited-style-name="Visited_20_Internet_20_Link">MkDocs Bootswatch theme</text:a>.</text:p>
      <text:p text:style-name="Text_20_body">Note</text:p>
      <text:p text:style-name="Text_20_body">It is not strictly necessary to package a theme, as the entire theme can be contained in the <text:span text:style-name="Source_20_Text">custom_dir</text:span>. If you have created a "one-off theme," that should be sufficient. However, if you intend to distribute your theme for others to use, packaging the theme has some advantages. By packaging your theme, your users can more easily install it, they can rely on a default <text:a xlink:type="simple" xlink:href="https://www.mkdocs.org/user-guide/custom-themes/#theme-configuration" text:style-name="Internet_20_link" text:visited-style-name="Visited_20_Internet_20_Link">configuration</text:a> being defined, and they can then take advantage of the <text:a xlink:type="simple" xlink:href="https://www.mkdocs.org/user-guide/configuration/#custom_dir" text:style-name="Internet_20_link" text:visited-style-name="Visited_20_Internet_20_Link">custom_dir</text:a> to make tweaks to your theme to better suit their needs.</text:p>
      <text:h text:style-name="Heading_20_3" text:outline-level="3"><text:bookmark text:name="package-layout"/>Package Layout</text:h>
      <text:p text:style-name="Text_20_body">The following layout is recommended for themes. Two files at the top level directory called <text:span text:style-name="Source_20_Text">MANIFEST.in</text:span> and <text:span text:style-name="Source_20_Text">setup.py</text:span> beside the theme directory which contains an empty <text:span text:style-name="Source_20_Text">__init__.py</text:span> file, a theme configuration file (<text:span text:style-name="Source_20_Text">mkdocs-theme.yml</text:span>), and your template and media files.</text:p>
      <text:p text:style-name="Preformatted_20_Text"><text:span text:style-name="Source_20_Text">.</text:span></text:p>
      <text:p text:style-name="Preformatted_20_Text"><text:span text:style-name="Source_20_Text">|-- MANIFEST.in</text:span></text:p>
      <text:p text:style-name="Preformatted_20_Text"><text:span text:style-name="Source_20_Text">|-- theme_name</text:span></text:p>
      <text:p text:style-name="Preformatted_20_Text"><text:span text:style-name="Source_20_Text">| <text:s text:c="2"/>|-- __init__.py</text:span></text:p>
      <text:p text:style-name="Preformatted_20_Text"><text:span text:style-name="Source_20_Text">| <text:s text:c="2"/>|-- mkdocs-theme.yml</text:span></text:p>
      <text:p text:style-name="Preformatted_20_Text"><text:span text:style-name="Source_20_Text">| <text:s text:c="2"/>|-- main.html</text:span></text:p>
      <text:p text:style-name="Preformatted_20_Text"><text:span text:style-name="Source_20_Text">| <text:s text:c="2"/>|-- styles.css</text:span></text:p>
      <text:p text:style-name="P1"><text:span text:style-name="Source_20_Text">`-- setup.py</text:span></text:p>
      <text:p text:style-name="Text_20_body"><text:soft-page-break/>The <text:span text:style-name="Source_20_Text">MANIFEST.in</text:span> file should contain the following contents but with theme_name updated and any extra file extensions added to the include.</text:p>
      <text:p text:style-name="Preformatted_20_Text"><text:span text:style-name="Source_20_Text">recursive-include theme_name *.ico *.js *.css *.png *.html *.eot *.svg *.ttf *.woff</text:span></text:p>
      <text:p text:style-name="Preformatted_20_Text"><text:span text:style-name="Source_20_Text">recursive-exclude * __pycache__</text:span></text:p>
      <text:p text:style-name="P1"><text:span text:style-name="Source_20_Text">recursive-exclude * *.py[co]</text:span></text:p>
      <text:p text:style-name="Text_20_body">The <text:span text:style-name="Source_20_Text">setup.py</text:span> should include the following text with the modifications described below.</text:p>
      <text:p text:style-name="Preformatted_20_Text"><text:span text:style-name="Source_20_Text">from setuptools import setup, find_packages</text:span></text:p>
      <text:p text:style-name="Preformatted_20_Text"/>
      <text:p text:style-name="Preformatted_20_Text"><text:span text:style-name="Source_20_Text">VERSION = '0.0.1'</text:span></text:p>
      <text:p text:style-name="Preformatted_20_Text"/>
      <text:p text:style-name="Preformatted_20_Text"/>
      <text:p text:style-name="Preformatted_20_Text"><text:span text:style-name="Source_20_Text">setup(</text:span></text:p>
      <text:p text:style-name="Preformatted_20_Text"><text:span text:style-name="Source_20_Text"><text:s text:c="4"/>name="mkdocs-themename",</text:span></text:p>
      <text:p text:style-name="Preformatted_20_Text"><text:span text:style-name="Source_20_Text"><text:s text:c="4"/>version=VERSION,</text:span></text:p>
      <text:p text:style-name="Preformatted_20_Text"><text:span text:style-name="Source_20_Text"><text:s text:c="4"/>url='',</text:span></text:p>
      <text:p text:style-name="Preformatted_20_Text"><text:span text:style-name="Source_20_Text"><text:s text:c="4"/>license='',</text:span></text:p>
      <text:p text:style-name="Preformatted_20_Text"><text:span text:style-name="Source_20_Text"><text:s text:c="4"/>description='',</text:span></text:p>
      <text:p text:style-name="Preformatted_20_Text"><text:span text:style-name="Source_20_Text"><text:s text:c="4"/>author='',</text:span></text:p>
      <text:p text:style-name="Preformatted_20_Text"><text:span text:style-name="Source_20_Text"><text:s text:c="4"/>author_email='',</text:span></text:p>
      <text:p text:style-name="Preformatted_20_Text"><text:span text:style-name="Source_20_Text"><text:s text:c="4"/>packages=find_packages(),</text:span></text:p>
      <text:p text:style-name="Preformatted_20_Text"><text:span text:style-name="Source_20_Text"><text:s text:c="4"/>include_package_data=True,</text:span></text:p>
      <text:p text:style-name="Preformatted_20_Text"><text:span text:style-name="Source_20_Text"><text:s text:c="4"/>entry_points={</text:span></text:p>
      <text:p text:style-name="Preformatted_20_Text"><text:span text:style-name="Source_20_Text"><text:s text:c="8"/>'mkdocs.themes': [</text:span></text:p>
      <text:p text:style-name="Preformatted_20_Text"><text:span text:style-name="Source_20_Text"><text:s text:c="12"/>'themename = theme_nam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zip_safe=False</text:span></text:p>
      <text:p text:style-name="P1"><text:span text:style-name="Source_20_Text">)</text:span></text:p>
      <text:p text:style-name="Text_20_body">Fill in the URL, license, description, author and author email address.</text:p>
      <text:p text:style-name="Text_20_body">The name should follow the convention <text:span text:style-name="Source_20_Text">mkdocs-themename</text:span> (like <text:span text:style-name="Source_20_Text">mkdocs- bootstrap</text:span> and <text:span text:style-name="Source_20_Text">mkdocs-bootswatch</text:span>), starting with MkDocs, using hyphens to separate words and including the name of your theme.</text:p>
      <text:p text:style-name="Text_20_body">Most of the rest of the file can be left unedited. The last section we need to change is the entry_points. This is how MkDocs finds the theme(s) you are including in the package. The name on the left is the one that users will use in their mkdocs.yml and the one on the right is the directory containing your theme files.</text:p>
      <text:p text:style-name="Text_20_body">The directory you created at the start of this section with the main.html file should contain all of the other theme files. The minimum requirement is that it includes a <text:span text:style-name="Source_20_Text">main.html</text:span> for the theme. It <text:span text:style-name="Strong_20_Emphasis">must</text:span> also include a <text:span text:style-name="Source_20_Text">__init__.py</text:span> file which should be empty, this file tells Python that the directory is a package.</text:p>
      <text:h text:style-name="Heading_20_3" text:outline-level="3"><text:bookmark text:name="theme-configuration"/>Theme Configuration</text:h>
      <text:p text:style-name="Text_20_body">A packaged theme is required to include a configuration file named <text:span text:style-name="Source_20_Text">mkdocs_theme.yml</text:span> which is placed in the root of your template files. The file should contain default configuration options for the theme. However, if the theme offers no configuration options, the file is still required and can be left blank. A theme which is not packaged does not need a <text:span text:style-name="Source_20_Text">mkdocs_theme.yml</text:span> file as that file is not loaded from <text:span text:style-name="Source_20_Text">theme.custom_dir</text:span>.</text:p>
      <text:p text:style-name="Text_20_body"><text:soft-page-break/>The theme author is free to define any arbitrary options deemed necessary and those options will be made available in the templates to control behavior. For example, a theme might want to make a sidebar optional and include the following in the <text:span text:style-name="Source_20_Text">mkdocs_theme.yml</text:span> file:</text:p>
      <text:p text:style-name="P1"><text:span text:style-name="Source_20_Text">show_sidebar: true</text:span></text:p>
      <text:p text:style-name="Text_20_body">Then in a template, that config option could be referenced:</text:p>
      <text:p text:style-name="Preformatted_20_Text"><text:span text:style-name="Source_20_Text">{% if config.theme.show_sidebar %}</text:span></text:p>
      <text:p text:style-name="Preformatted_20_Text"><text:span text:style-name="Source_20_Text">&lt;div id="sidebar"&gt;...&lt;/div&gt;</text:span></text:p>
      <text:p text:style-name="P1"><text:span text:style-name="Source_20_Text">{% endif %}</text:span></text:p>
      <text:p text:style-name="Text_20_body">And the user could override the default in their project's <text:span text:style-name="Source_20_Text">mkdocs.yml</text:span> config file:</text:p>
      <text:p text:style-name="Preformatted_20_Text"><text:span text:style-name="Source_20_Text">theme:</text:span></text:p>
      <text:p text:style-name="Preformatted_20_Text"><text:span text:style-name="Source_20_Text"><text:s text:c="4"/>name: themename</text:span></text:p>
      <text:p text:style-name="P1"><text:span text:style-name="Source_20_Text"><text:s text:c="4"/>show_sidebar: false</text:span></text:p>
      <text:p text:style-name="Text_20_body">In addition to arbitrary options defined by the theme, MkDocs defines a few special options which alters its behavior:</text:p>
      <text:h text:style-name="Heading_20_4" text:outline-level="4"><text:bookmark text:name="static_templates"/>static_templates</text:h>
      <text:p text:style-name="Text_20_body">This option mirrors the <text:a xlink:type="simple" xlink:href="https://www.mkdocs.org/user-guide/configuration/#theme" text:style-name="Internet_20_link" text:visited-style-name="Visited_20_Internet_20_Link">theme</text:a> config option of the same name and allows some defaults to be set by the theme. Note that while the user can add templates to this list, the user cannot remove templates included in the theme's config.</text:p>
      <text:h text:style-name="Heading_20_4" text:outline-level="4"><text:bookmark text:name="extends"/>extends</text:h>
      <text:p text:style-name="Text_20_body">Defines a parent theme that this theme inherits from. The value should be the string name of the parent theme. Normal Jinja inheritance rules apply.</text:p>
      <text:p text:style-name="Text_20_body">Plugins may also define some options which allow the theme to inform a plugin about which set of plugin options it expects. See the documentation for any plugins you may wish to support in your theme.</text:p>
      <text:h text:style-name="Heading_20_3" text:outline-level="3"><text:bookmark text:name="distributing-themes"/>Distributing Themes</text:h>
      <text:p text:style-name="Text_20_body">With the above changes, your theme should now be ready to install. This can be done with pip, using <text:span text:style-name="Source_20_Text">pip install .</text:span> if you are still in the same directory as the setup.py.</text:p>
      <text:p text:style-name="Text_20_body">Most Python packages, including MkDocs, are distributed on PyPI. To do this, you should run the following command.</text:p>
      <text:p text:style-name="P1"><text:span text:style-name="Source_20_Text">python setup.py register</text:span></text:p>
      <text:p text:style-name="Text_20_body">If you don't have an account setup, you should be prompted to create one.</text:p>
      <text:p text:style-name="Text_20_body">For a much more detailed guide, see the official Python packaging documentation for <text:a xlink:type="simple" xlink:href="https://packaging.python.org/en/latest/distributing/" text:style-name="Internet_20_link" text:visited-style-name="Visited_20_Internet_20_Link">Packaging and Distributing Project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20:21:35.405507518</meta:creation-date>
    <dc:date>2021-05-02T20:21:51.375130501</dc:date>
    <meta:editing-duration>PT19S</meta:editing-duration>
    <meta:editing-cycles>1</meta:editing-cycles>
    <meta:document-statistic meta:table-count="0" meta:image-count="0" meta:object-count="0" meta:page-count="13" meta:paragraph-count="338" meta:word-count="3981" meta:character-count="25053" meta:non-whitespace-character-count="20940"/>
    <meta:generator>LibreOffice/6.4.7.2$Linux_X86_64 LibreOffice_project/40$Build-2</meta:generator>
  </office:meta>
</office:document-meta>
</file>